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2.24pt"/>
    </style:style>
    <style:style style:name="co3" style:family="table-column">
      <style:table-column-properties fo:break-before="auto" style:column-width="173pt"/>
    </style:style>
    <style:style style:name="co4" style:family="table-column">
      <style:table-column-properties fo:break-before="auto" style:column-width="18.74pt"/>
    </style:style>
    <style:style style:name="co5" style:family="table-column">
      <style:table-column-properties fo:break-before="auto" style:column-width="271.81pt"/>
    </style:style>
    <style:style style:name="co6" style:family="table-column">
      <style:table-column-properties fo:break-before="auto" style:column-width="72.45pt"/>
    </style:style>
    <style:style style:name="co7" style:family="table-column">
      <style:table-column-properties fo:break-before="auto" style:column-width="27.41pt"/>
    </style:style>
    <style:style style:name="co8" style:family="table-column">
      <style:table-column-properties fo:break-before="auto" style:column-width="25.85pt"/>
    </style:style>
    <style:style style:name="co9" style:family="table-column">
      <style:table-column-properties fo:break-before="auto" style:column-width="16.81pt"/>
    </style:style>
    <style:style style:name="co10" style:family="table-column">
      <style:table-column-properties fo:break-before="auto" style:column-width="240.35pt"/>
    </style:style>
    <style:style style:name="co11" style:family="table-column">
      <style:table-column-properties fo:break-before="auto" style:column-width="248.8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31pt" fo:break-before="auto" style:use-optimal-row-height="true"/>
    </style:style>
    <style:style style:name="ro3" style:family="table-row">
      <style:table-row-properties style:row-height="13.2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2.34pt" fo:break-before="auto" style:use-optimal-row-height="true"/>
    </style:style>
    <style:style style:name="ro6" style:family="table-row">
      <style:table-row-properties style:row-height="33.31pt" fo:break-before="auto" style:use-optimal-row-height="true"/>
    </style:style>
    <style:style style:name="ro7" style:family="table-row">
      <style:table-row-properties style:row-height="44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wrap-option="wrap" style:vertical-align="top"/>
    </style:style>
    <style:style style:name="ce11" style:family="table-cell" style:parent-style-name="Default" style:data-style-name="N3"/>
    <style:style style:name="ce12" style:family="table-cell" style:parent-style-name="Default" style:data-style-name="N106"/>
    <style:style style:name="ce1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bject token's POS tag</text:p>
          </table:table-cell>
          <table:table-cell table:style-name="ce3" office:value-type="string" calcext:value-type="string">
            <text:p>postag.index(first['upostag']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bject token's dependency relation</text:p>
          </table:table-cell>
          <table:table-cell table:style-name="ce3" office:value-type="string" calcext:value-type="string">
            <text:p>deprel.index(first['deprel'])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ubject token's head POS tag</text:p>
          </table:table-cell>
          <table:table-cell table:style-name="ce3" office:value-type="string" calcext:value-type="string">
            <text:p>postag.index(first['head_upostag'])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bject token's named entity</text:p>
          </table:table-cell>
          <table:table-cell table:style-name="ce3" office:value-type="string" calcext:value-type="string">
            <text:p>entity.index(first['entity']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ject token's dependents count</text:p>
          </table:table-cell>
          <table:table-cell office:value-type="string" calcext:value-type="string">
            <text:p>len(first['children'])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bject token's distance from predicate</text:p>
          </table:table-cell>
          <table:table-cell table:style-name="ce3" office:value-type="string" calcext:value-type="string">
            <text:p>distance_first_second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ubject token's dependency with predicate</text:p>
          </table:table-cell>
          <table:table-cell table:style-name="ce3" office:value-type="string" calcext:value-type="string">
            <text:p>first_is_child_of_seco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bject token's previous neighbour's POS tag</text:p>
          </table:table-cell>
          <table:table-cell office:value-type="string" calcext:value-type="string">
            <text:p>get_prev_upostag(first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bject token's next neighbour's POS tag</text:p>
          </table:table-cell>
          <table:table-cell office:value-type="string" calcext:value-type="string">
            <text:p>get_next_upostag(first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bject token's nearest ADP token</text:p>
          </table:table-cell>
          <table:table-cell office:value-type="string" calcext:value-type="string">
            <text:p>1 if first['nearest_adp_id'] else 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redicate token's POS tag</text:p>
          </table:table-cell>
          <table:table-cell table:style-name="ce3" office:value-type="string" calcext:value-type="string">
            <text:p>postag.index(second['upostag'])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redicate token's dependency relation</text:p>
          </table:table-cell>
          <table:table-cell table:style-name="ce3" office:value-type="string" calcext:value-type="string">
            <text:p>deprel.index(second['deprel'])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redicate token's head POS tag</text:p>
          </table:table-cell>
          <table:table-cell table:style-name="ce3" office:value-type="string" calcext:value-type="string">
            <text:p>postag.index(second['head_upostag']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edicate token's named entity</text:p>
          </table:table-cell>
          <table:table-cell office:value-type="string" calcext:value-type="string">
            <text:p>entity.index(second['entity'])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redicate token's dependents count</text:p>
          </table:table-cell>
          <table:table-cell table:style-name="ce3" office:value-type="string" calcext:value-type="string">
            <text:p>len(second['children']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edicate token's previous neighbour's POS tag</text:p>
          </table:table-cell>
          <table:table-cell office:value-type="string" calcext:value-type="string">
            <text:p>get_prev_upostag(second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edicate token's next neighbour's POS tag</text:p>
          </table:table-cell>
          <table:table-cell office:value-type="string" calcext:value-type="string">
            <text:p>get_next_upostag(second)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bject token's POS tag</text:p>
          </table:table-cell>
          <table:table-cell table:style-name="ce3" office:value-type="string" calcext:value-type="string">
            <text:p>postag.index(third['upostag'])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bject token's dependency relation</text:p>
          </table:table-cell>
          <table:table-cell table:style-name="ce3" office:value-type="string" calcext:value-type="string">
            <text:p>deprel.index(third['deprel'])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bject token's head POS tag</text:p>
          </table:table-cell>
          <table:table-cell table:style-name="ce3" office:value-type="string" calcext:value-type="string">
            <text:p>postag.index(third['head_upostag'])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bject token's named entity</text:p>
          </table:table-cell>
          <table:table-cell table:style-name="ce3" office:value-type="string" calcext:value-type="string">
            <text:p>entity.index(third['entity'])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Object token's dependents count</text:p>
          </table:table-cell>
          <table:table-cell table:style-name="ce3" office:value-type="string" calcext:value-type="string">
            <text:p>len(third['children'])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Object token's distance from predicate</text:p>
          </table:table-cell>
          <table:table-cell table:style-name="ce3" office:value-type="string" calcext:value-type="string">
            <text:p>distance_second_third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Object token's dependency with predicate</text:p>
          </table:table-cell>
          <table:table-cell table:style-name="ce3" office:value-type="string" calcext:value-type="string">
            <text:p>third_is_child_of_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token's previous neighbour's POS tag</text:p>
          </table:table-cell>
          <table:table-cell office:value-type="string" calcext:value-type="string">
            <text:p>get_prev_upostag(third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token's next neighbour's POS tag</text:p>
          </table:table-cell>
          <table:table-cell office:value-type="string" calcext:value-type="string">
            <text:p>get_next_upostag(third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token's nearest ADP token</text:p>
          </table:table-cell>
          <table:table-cell office:value-type="string" calcext:value-type="string">
            <text:p>1 if third['nearest_adp_id'] else 0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5" table:visibility="collapse" table:default-cell-style-name="Default"/>
        <table:table-column table:style-name="co5" table:visibility="collapse" table:default-cell-style-name="ce4"/>
        <table:table-column table:style-name="co5" table:default-cell-style-name="ce4"/>
        <table:table-column table:style-name="co1" table:number-columns-repeated="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ubject/object</text:p>
          </table:table-cell>
          <table:table-cell office:value-type="string" calcext:value-type="string">
            <text:p>Jika dependency relation dependent di antara ['compound', 'name', 'amod']</text:p>
          </table:table-cell>
          <table:table-cell office:value-type="string" calcext:value-type="string">
            <text:p>If dependent's relation to the token <text:s/>is either “compound”, “name” <text:s/>or “amod”</text:p>
          </table:table-cell>
          <table:table-cell office:value-type="string" calcext:value-type="string">
            <text:p>Expand</text:p>
          </table:table-cell>
          <table:table-cell/>
          <table:table-cell table:formula="of:=[.A1]&amp;&quot; &amp; &quot;&amp;[.D1]&amp;&quot; &amp; &quot;&amp;[.E1]&amp;&quot; \\&quot;" office:value-type="string" office:string-value="1 &amp; If dependent's relation to the token  is either “compound”, “name”  or “amod” &amp; Expand \\" calcext:value-type="string">
            <text:p>1 &amp; If dependent's relation to the token <text:s/>is either “compound”, “name” <text:s/>or “amod” &amp; Expand \\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ika dependent memiliki named-entity yang sama dengan token</text:p>
          </table:table-cell>
          <table:table-cell office:value-type="string" calcext:value-type="string">
            <text:p>If dependent has same named entity as the token</text:p>
          </table:table-cell>
          <table:table-cell office:value-type="string" calcext:value-type="string">
            <text:p>Expand</text:p>
          </table:table-cell>
          <table:table-cell/>
          <table:table-cell table:formula="of:=[.A2]&amp;&quot; &amp; &quot;&amp;[.D2]&amp;&quot; &amp; &quot;&amp;[.E2]&amp;&quot; \\&quot;" office:value-type="string" office:string-value="2 &amp; If dependent has same named entity as the token &amp; Expand \\" calcext:value-type="string">
            <text:p>2 &amp; If dependent has same named entity as the token &amp; Expand \\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ika dependent dan token berada dalam kutipan (quote)</text:p>
          </table:table-cell>
          <table:table-cell office:value-type="string" calcext:value-type="string">
            <text:p>If dependent and the token are wrapped by quotes or double quotes </text:p>
          </table:table-cell>
          <table:table-cell office:value-type="string" calcext:value-type="string">
            <text:p>Expand</text:p>
          </table:table-cell>
          <table:table-cell/>
          <table:table-cell table:formula="of:=[.A3]&amp;&quot; &amp; &quot;&amp;[.D3]&amp;&quot; &amp; &quot;&amp;[.E3]&amp;&quot; \\&quot;" office:value-type="string" office:string-value="3 &amp; If dependent and the token are wrapped by quotes or double quotes  &amp; Expand \\" calcext:value-type="string">
            <text:p>3 &amp; If dependent and the token are wrapped by quotes or double quotes <text:s/>&amp; Expand \\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ika token merupakan root kalimat</text:p>
          </table:table-cell>
          <table:table-cell office:value-type="string" calcext:value-type="string">
            <text:p>If the head is a sentence root</text:p>
          </table:table-cell>
          <table:table-cell office:value-type="string" calcext:value-type="string">
            <text:p>Ignore</text:p>
          </table:table-cell>
          <table:table-cell/>
          <table:table-cell table:formula="of:=[.A4]&amp;&quot; &amp; &quot;&amp;[.D4]&amp;&quot; &amp; &quot;&amp;[.E4]&amp;&quot; \\&quot;" office:value-type="string" office:string-value="4 &amp; If the head is a sentence root &amp; Ignore \\" calcext:value-type="string">
            <text:p>4 &amp; If the head is a sentence root &amp; Ignore \\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ika POS tag dependent merupakan CONJ atau termasuk simbol [“,”, “/”] (abaikan juga token setelahnya)</text:p>
          </table:table-cell>
          <table:table-cell office:value-type="string" calcext:value-type="string">
            <text:p>If dependent's POS tag is CONJ or its form is either “,” (comma) or “/” (slash)</text:p>
          </table:table-cell>
          <table:table-cell office:value-type="string" calcext:value-type="string">
            <text:p>Ignore</text:p>
          </table:table-cell>
          <table:table-cell/>
          <table:table-cell table:formula="of:=[.A5]&amp;&quot; &amp; &quot;&amp;[.D5]&amp;&quot; &amp; &quot;&amp;[.E5]&amp;&quot; \\&quot;" office:value-type="string" office:string-value="5 &amp; If dependent's POS tag is CONJ or its form is either “,” (comma) or “/” (slash) &amp; Ignore \\" calcext:value-type="string">
            <text:p>5 &amp; If dependent's POS tag is CONJ or its form is either “,” (comma) or “/” (slash) &amp; Ignore \\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ika POS tag dependent termasuk ['VERB', 'ADP']</text:p>
          </table:table-cell>
          <table:table-cell office:value-type="string" calcext:value-type="string">
            <text:p>If dependent's POS tag is either “VERB” or “ADP”</text:p>
          </table:table-cell>
          <table:table-cell office:value-type="string" calcext:value-type="string">
            <text:p>Ignore</text:p>
          </table:table-cell>
          <table:table-cell/>
          <table:table-cell table:formula="of:=[.A6]&amp;&quot; &amp; &quot;&amp;[.D6]&amp;&quot; &amp; &quot;&amp;[.E6]&amp;&quot; \\&quot;" office:value-type="string" office:string-value="6 &amp; If dependent's POS tag is either “VERB” or “ADP” &amp; Ignore \\" calcext:value-type="string">
            <text:p>6 &amp; If dependent's POS tag is either “VERB” or “ADP” &amp; Ignore \\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ika dependent memiliki dependent dengan POS tag ADP (adposition)</text:p>
          </table:table-cell>
          <table:table-cell office:value-type="string" calcext:value-type="string">
            <text:p>If dependent has at least one dependent with “ADP” POS tag</text:p>
          </table:table-cell>
          <table:table-cell office:value-type="string" calcext:value-type="string">
            <text:p>Ignore</text:p>
          </table:table-cell>
          <table:table-cell/>
          <table:table-cell table:formula="of:=[.A7]&amp;&quot; &amp; &quot;&amp;[.D7]&amp;&quot; &amp; &quot;&amp;[.E7]&amp;&quot; \\&quot;" office:value-type="string" office:string-value="7 &amp; If dependent has at least one dependent with “ADP” POS tag &amp; Ignore \\" calcext:value-type="string">
            <text:p>7 &amp; If dependent has at least one dependent with “ADP” POS tag &amp; Ignore \\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ika token dengan POS tag ['CONJ', 'ADP'] berada di awal atau akhir hasil ekspansi</text:p>
          </table:table-cell>
          <table:table-cell office:value-type="string" calcext:value-type="string">
            <text:p>If the first or last token in expansion result has “CONJ” or “ADP” POS tag</text:p>
          </table:table-cell>
          <table:table-cell office:value-type="string" calcext:value-type="string">
            <text:p>Remove</text:p>
          </table:table-cell>
          <table:table-cell/>
          <table:table-cell table:formula="of:=[.A8]&amp;&quot; &amp; &quot;&amp;[.D8]&amp;&quot; &amp; &quot;&amp;[.E8]&amp;&quot; \\&quot;" office:value-type="string" office:string-value="8 &amp; If the first or last token in expansion result has “CONJ” or “ADP” POS tag &amp; Remove \\" calcext:value-type="string">
            <text:p>8 &amp; If the first or last token in expansion result has “CONJ” or “ADP” POS tag &amp; Remove \\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ika token merupakan tanda kurung yang tidak lengkap di awal atau akhir hasil ekspansi</text:p>
          </table:table-cell>
          <table:table-cell office:value-type="string" calcext:value-type="string">
            <text:p>If the first or last index of expansion result is an incomplete parentheses symbol</text:p>
          </table:table-cell>
          <table:table-cell office:value-type="string" calcext:value-type="string">
            <text:p>Remove</text:p>
          </table:table-cell>
          <table:table-cell/>
          <table:table-cell table:formula="of:=[.A9]&amp;&quot; &amp; &quot;&amp;[.D9]&amp;&quot; &amp; &quot;&amp;[.E9]&amp;&quot; \\&quot;" office:value-type="string" office:string-value="9 &amp; If the first or last index of expansion result is an incomplete parentheses symbol &amp; Remove \\" calcext:value-type="string">
            <text:p>9 &amp; If the first or last index of expansion result is an incomplete parentheses symbol &amp; Remove \\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ika token “yang” berada pada akhir hasil ekspansi</text:p>
          </table:table-cell>
          <table:table-cell office:value-type="string" calcext:value-type="string">
            <text:p>If the last index of expansion result is “yang”</text:p>
          </table:table-cell>
          <table:table-cell office:value-type="string" calcext:value-type="string">
            <text:p>Remove</text:p>
          </table:table-cell>
          <table:table-cell/>
          <table:table-cell table:formula="of:=[.A10]&amp;&quot; &amp; &quot;&amp;[.D10]&amp;&quot; &amp; &quot;&amp;[.E10]&amp;&quot; \\&quot;" office:value-type="string" office:string-value="10 &amp; If the last index of expansion result is “yang” &amp; Remove \\" calcext:value-type="string">
            <text:p>10 &amp; If the last index of expansion result is “yang” &amp; Remove \\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string" calcext:value-type="string">
            <text:p>Predicate</text:p>
          </table:table-cell>
          <table:table-cell office:value-type="string" calcext:value-type="string">
            <text:p>Jika dependent adalah kata “tidak” </text:p>
          </table:table-cell>
          <table:table-cell office:value-type="string" calcext:value-type="string">
            <text:p>If dependent is “tidak”</text:p>
          </table:table-cell>
          <table:table-cell office:value-type="string" calcext:value-type="string">
            <text:p>Expand</text:p>
          </table:table-cell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4">
          <table:table-cell office:value-type="string" calcext:value-type="string">
            <text:p>Mode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</table:table-row>
        <table:table-row table:style-name="ro4">
          <table:table-cell office:value-type="string" calcext:value-type="string">
            <text:p>Logreg</text:p>
          </table:table-cell>
          <table:table-cell office:value-type="float" office:value="0.7" calcext:value-type="float">
            <text:p>0.7</text:p>
          </table:table-cell>
          <table:table-cell office:value-type="float" office:value="0.29" calcext:value-type="float">
            <text:p>0.29</text:p>
          </table:table-cell>
          <table:table-cell office:value-type="float" office:value="0.41" calcext:value-type="float">
            <text:p>0.41</text:p>
          </table:table-cell>
        </table:table-row>
        <table:table-row table:style-name="ro4">
          <table:table-cell office:value-type="string" calcext:value-type="string">
            <text:p>SVM</text:p>
          </table:table-cell>
          <table:table-cell office:value-type="float" office:value="0.88" calcext:value-type="float">
            <text:p>0.88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</table:table-row>
        <table:table-row table:style-name="ro4">
          <table:table-cell office:value-type="string" calcext:value-type="string">
            <text:p>MLP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</table:table-row>
        <table:table-row table:style-name="ro4">
          <table:table-cell office:value-type="string" calcext:value-type="string">
            <text:p>Random Forest</text:p>
          </table:table-cell>
          <table:table-cell office:value-type="float" office:value="0.73" calcext:value-type="float">
            <text:p>0.73</text:p>
          </table:table-cell>
          <table:table-cell office:value-type="float" office:value="0.96" calcext:value-type="float">
            <text:p>0.96</text:p>
          </table:table-cell>
          <table:table-cell office:value-type="float" office:value="0.83" calcext:value-type="float">
            <text:p>0.83</text:p>
          </table:table-cell>
        </table:table-row>
      </table:table>
      <table:table table:name="Sheet4" table:style-name="ta1">
        <table:table-column table:style-name="co9" table:default-cell-style-name="ce13"/>
        <table:table-column table:style-name="co10" table:default-cell-style-name="ce14"/>
        <table:table-column table:style-name="co11" table:default-cell-style-name="ce14"/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eature Indexe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urrent POS tag + Head POS tag</text:p>
          </table:table-cell>
          <table:table-cell office:value-type="string" calcext:value-type="string">
            <text:p>[0, 2, 10, 12, 17, 19]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urrent POS tag + Head POS tag + DepRel</text:p>
          </table:table-cell>
          <table:table-cell office:value-type="string" calcext:value-type="string">
            <text:p>[0, 1, 2, 10, 11, 12, 17, 18, 19]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urrent POS tag + Head POS tag + DepRel + Named-Entity</text:p>
          </table:table-cell>
          <table:table-cell office:value-type="string" calcext:value-type="string">
            <text:p>[0, 1, 2, 3, 10, 11, 12, 13, 17, 18, 19, 20]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urrent POS tag + Head POS tag + DepRel + Named-Entity + Distance from Predicate</text:p>
          </table:table-cell>
          <table:table-cell office:value-type="string" calcext:value-type="string">
            <text:p>[0, 1, 2, 3, 5, 10, 11, 12, 13, 17, 18, 19, 20, 22]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Current POS tag + Head POS tag + DepRel + Named-Entity + Distance from Predicate + Dependents Count</text:p>
          </table:table-cell>
          <table:table-cell office:value-type="string" calcext:value-type="string">
            <text:p>[0, 1, 2, 3, 4, 5, 10, 11, 12, 13, 14, 17, 18, 19, 20, 21, 22]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Current POS tag + Head POS tag + DepRel + Distance from Predicate + Dependents Count + Dependency with Predicate</text:p>
          </table:table-cell>
          <table:table-cell office:value-type="string" calcext:value-type="string">
            <text:p>[0, 1, 2, 4, 5, 6, 10, 11, 12, 14, 17, 18, 19, 21, 22, 23]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Current POS tag + Head POS tag + DepRel + Subject and Object Named-Entities + Distance from Predicate + Dependents Count Predicate and Object + Dependency with Predicate</text:p>
          </table:table-cell>
          <table:table-cell office:value-type="string" calcext:value-type="string">
            <text:p>[0, 1, 2, 4, 5, 6, 10, 11, 12, 14, 17, 18, 19, 20, 21, 22, 23]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Current POS tag + Head POS tag + DepRel + Named-Entity + Distance from Predicate + Dependents Count + Neighbouring POS tags + Dependency with Predicate</text:p>
          </table:table-cell>
          <table:table-cell office:value-type="string" calcext:value-type="string">
            <text:p>[0, 1, 2, 3, 4, 5, 6, 7, 8, 9, 10, 11, 12, 13, 14, 15, 16, 17, 18, 19, 20, 21, 22, 23, 24, 25, 26]</text:p>
          </table:table-cell>
        </table:table-row>
        <table:table-row table:style-name="ro4" table:number-rows-repeated="1048566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eet5" table:style-name="ta1">
        <table:shapes>
          <draw:frame draw:z-index="0" draw:style-name="gr1" draw:text-style-name="P1" svg:width="438.86pt" svg:height="363.37pt" svg:x="549.98pt" svg:y="24.89pt">
            <loext:p draw:notify-on-update-of-ranges="Sheet5.A2:Sheet5.A4 Sheet5.B1:Sheet5.B1 Sheet5.B2:Sheet5.B4 Sheet5.D1:Sheet5.D1 Sheet5.D2:Sheet5.D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4">
          <table:table-cell office:value-type="string" calcext:value-type="string">
            <text:p>Jumlah kalimat</text:p>
          </table:table-cell>
          <table:table-cell office:value-type="string" calcext:value-type="string">
            <text:p>Jumlah Triple</text:p>
          </table:table-cell>
          <table:table-cell office:value-type="string" calcext:value-type="string">
            <text:p>Total (detik)</text:p>
          </table:table-cell>
          <table:table-cell office:value-type="string" calcext:value-type="string">
            <text:p>Waktu Ekstraksi per Kalimat</text:p>
          </table:table-cell>
          <table:table-cell/>
        </table:table-row>
        <table:table-row table:style-name="ro4">
          <table:table-cell table:style-name="ce11" office:value-type="float" office:value="2" calcext:value-type="float">
            <text:p>2</text:p>
          </table:table-cell>
          <table:table-cell table:style-name="ce12" office:value-type="float" office:value="7" calcext:value-type="float">
            <text:p>7 </text:p>
          </table:table-cell>
          <table:table-cell office:value-type="float" office:value="6.1" calcext:value-type="float">
            <text:p>6.1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4">
          <table:table-cell table:style-name="ce11" office:value-type="float" office:value="138" calcext:value-type="float">
            <text:p>138</text:p>
          </table:table-cell>
          <table:table-cell table:style-name="ce12" office:value-type="float" office:value="429" calcext:value-type="float">
            <text:p>429 </text:p>
          </table:table-cell>
          <table:table-cell office:value-type="float" office:value="11.3" calcext:value-type="float">
            <text:p>11.3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4">
          <table:table-cell table:style-name="ce11" office:value-type="float" office:value="5593" calcext:value-type="float">
            <text:p>5,593</text:p>
          </table:table-cell>
          <table:table-cell table:style-name="ce12" office:value-type="float" office:value="19403" calcext:value-type="float">
            <text:p>19,403 </text:p>
          </table:table-cell>
          <table:table-cell office:value-type="float" office:value="78.6" calcext:value-type="float">
            <text:p>78.6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4" table:number-rows-repeated="3">
          <table:table-cell table:number-columns-repeated="5"/>
        </table:table-row>
        <table:table-row table:style-name="ro4" table:number-rows-repeated="2">
          <table:table-cell table:number-columns-repeated="4"/>
          <table:table-cell table:style-name="ce15"/>
        </table:table-row>
        <table:table-row table:style-name="ro4">
          <table:table-cell table:number-columns-repeated="4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9:31:04.722710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8:34:39.152921387</meta:creation-date>
    <dc:date>2017-07-05T20:25:13.554707936</dc:date>
    <meta:editing-duration>PT9H53M40S</meta:editing-duration>
    <meta:editing-cycles>7</meta:editing-cycles>
    <meta:generator>LibreOffice/5.3.1.2$Linux_X86_64 LibreOffice_project/30m0$Build-2</meta:generator>
    <meta:document-statistic meta:table-count="5" meta:cell-count="199" meta:object-count="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83cm" svg:height="12.82cm" xlink:href=".." xlink:type="simple" chart:class="chart:bar" chart:style-name="ch1">
        <chart:title svg:x="5.022cm" svg:y="0.305cm" chart:style-name="ch2">
          <text:p>Uji Waktu Proses</text:p>
        </chart:title>
        <chart:legend svg:x="3.372cm" svg:y="1.519cm" style:legend-expansion="custom" chartooo:width="8.844cm" chartooo:height="1.195cm" style:legend-expansion-aspect-ratio="7.40083682008368" chart:style-name="ch3"/>
        <chart:plot-area chart:style-name="ch4" table:cell-range-address="Sheet5.A2:Sheet5.B4 Sheet5.A1:Sheet5.B1 Sheet5.D1:Sheet5.D4" chart:data-source-has-labels="both" svg:x="1.009cm" svg:y="2.858cm" svg:width="12.667cm" svg:height="8.569cm">
          <chartooo:coordinate-region svg:x="2.398cm" svg:y="3.032cm" svg:width="10.55cm" svg:height="7.801cm"/>
          <chart:axis chart:dimension="x" chart:name="primary-x" chart:style-name="ch5" chartooo:axis-type="auto">
            <chartooo:date-scale/>
            <chart:title svg:x="5.155cm" svg:y="11.683cm" chart:style-name="ch6">
              <text:p>Jumlah Kalimat per Dokumen</text:p>
            </chart:title>
            <chart:categories table:cell-range-address="Sheet5.A2:Sheet5.A4"/>
          </chart:axis>
          <chart:axis chart:dimension="y" chart:name="primary-y" chart:style-name="ch7">
            <chart:title svg:x="0.192cm" svg:y="8.694cm" chart:style-name="ch8">
              <text:p>Jumlah Triple (buah)</text:p>
            </chart:title>
            <chart:grid chart:style-name="ch9" chart:class="major"/>
          </chart:axis>
          <chart:axis chart:dimension="y" chart:name="secondary-y" chart:style-name="ch10">
            <chart:title svg:x="13.985cm" svg:y="9.686cm" chart:style-name="ch8">
              <text:p>Waktu Ekstraksi per Kalimat (detik)</text:p>
            </chart:title>
          </chart:axis>
          <chart:series chart:attached-axis="primary-y" chart:style-name="ch11" chart:values-cell-range-address="Sheet5.B2:Sheet5.B4" chart:label-cell-address="Sheet5.B1:Sheet5.B1" chart:class="chart:bar">
            <chart:data-point chart:repeated="3"/>
          </chart:series>
          <chart:series chart:attached-axis="secondary-y" chart:style-name="ch12" chart:values-cell-range-address="Sheet5.D2:Sheet5.D4" chart:label-cell-address="Sheet5.D1:Sheet5.D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umlah Triple</text:p>
                <draw:g>
                  <svg:desc>Sheet5.B1:Sheet5.B1</svg:desc>
                </draw:g>
              </table:table-cell>
              <table:table-cell office:value-type="string">
                <text:p>Waktu Ekstraksi per Kalimat</text:p>
                <draw:g>
                  <svg:desc>Sheet5.D1:Sheet5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5.A2:Sheet5.A4</svg:desc>
                </draw:g>
              </table:table-cell>
              <table:table-cell office:value-type="float" office:value="7">
                <text:p>7</text:p>
                <draw:g>
                  <svg:desc>Sheet5.B2:Sheet5.B4</svg:desc>
                </draw:g>
              </table:table-cell>
              <table:table-cell office:value-type="float" office:value="0.8">
                <text:p>0.8</text:p>
                <draw:g>
                  <svg:desc>Sheet5.D2:Sheet5.D4</svg:desc>
                </draw:g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429">
                <text:p>429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float" office:value="5593">
                <text:p>5593</text:p>
              </table:table-cell>
              <table:table-cell office:value-type="float" office:value="19403">
                <text:p>19403</text:p>
              </table:table-cell>
              <table:table-cell office:value-type="float" office:value="0.014">
                <text:p>0.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